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campaig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#thr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threa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tupls</text:p>
          </table:table-cell>
          <table:table-cell office:value-type="float" office:value="520000" calcext:value-type="float">
            <text:p>520,000</text:p>
          </table:table-cell>
          <table:table-cell/>
          <table:table-cell office:value-type="string" calcext:value-type="string">
            <text:p>#tupls</text:p>
          </table:table-cell>
          <table:table-cell office:value-type="float" office:value="520000" calcext:value-type="float">
            <text:p>520,000</text:p>
          </table:table-cell>
          <table:table-cell/>
          <table:table-cell office:value-type="string" calcext:value-type="string">
            <text:p>#campaign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orker Threads</text:p>
          </table:table-cell>
          <table:table-cell office:value-type="string" calcext:value-type="string">
            <text:p>Mres/sec</text:p>
          </table:table-cell>
          <table:table-cell/>
          <table:table-cell table:style-name="ce2" office:value-type="string" calcext:value-type="string">
            <text:p>#campaign</text:p>
          </table:table-cell>
          <table:table-cell office:value-type="string" calcext:value-type="string">
            <text:p>Mres/sec</text:p>
          </table:table-cell>
          <table:table-cell/>
          <table:table-cell table:style-name="ce2" office:value-type="string" calcext:value-type="string">
            <text:p>#buffers</text:p>
          </table:table-cell>
          <table:table-cell table:style-name="ce2" office:value-type="string" calcext:value-type="string">
            <text:p>#tups</text:p>
          </table:table-cell>
          <table:table-cell office:value-type="string" calcext:value-type="string">
            <text:p>Mres/sec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4710" calcext:value-type="float">
            <text:p>2,654,7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5960" calcext:value-type="float">
            <text:p>2,565,96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6]*52" office:value-type="float" office:value="5200" calcext:value-type="float">
            <text:p>5,200</text:p>
          </table:table-cell>
          <table:table-cell office:value-type="float" office:value="2392820" calcext:value-type="float">
            <text:p>2,392,82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6580" calcext:value-type="float">
            <text:p>2,486,58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75730" calcext:value-type="float">
            <text:p>2,475,730</text:p>
          </table:table-cell>
          <table:table-cell/>
          <table:table-cell office:value-type="float" office:value="1000" calcext:value-type="float">
            <text:p>1,000</text:p>
          </table:table-cell>
          <table:table-cell table:formula="of:=[.G7]*52" office:value-type="float" office:value="52000" calcext:value-type="float">
            <text:p>52,000</text:p>
          </table:table-cell>
          <table:table-cell office:value-type="float" office:value="2335160" calcext:value-type="float">
            <text:p>2,335,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63090" calcext:value-type="float">
            <text:p>2,463,0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69220" calcext:value-type="float">
            <text:p>2,669,220</text:p>
          </table:table-cell>
          <table:table-cell/>
          <table:table-cell office:value-type="float" office:value="10000" calcext:value-type="float">
            <text:p>10,000</text:p>
          </table:table-cell>
          <table:table-cell table:formula="of:=[.G8]*52" office:value-type="float" office:value="520000" calcext:value-type="float">
            <text:p>520,000</text:p>
          </table:table-cell>
          <table:table-cell office:value-type="float" office:value="2623180" calcext:value-type="float">
            <text:p>2,623,18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3420" calcext:value-type="float">
            <text:p>2,053,420</text:p>
          </table:table-cell>
          <table:table-cell/>
          <table:table-cell office:value-type="float" office:value="1000" calcext:value-type="float">
            <text:p>1,000</text:p>
          </table:table-cell>
          <table:table-cell office:value-type="float" office:value="2589420" calcext:value-type="float">
            <text:p>2,589,420</text:p>
          </table:table-cell>
          <table:table-cell/>
          <table:table-cell office:value-type="float" office:value="100000" calcext:value-type="float">
            <text:p>100,000</text:p>
          </table:table-cell>
          <table:table-cell table:formula="of:=[.G9]*52" office:value-type="float" office:value="5200000" calcext:value-type="float">
            <text:p>5,200,000</text:p>
          </table:table-cell>
          <table:table-cell office:value-type="float" office:value="500593" calcext:value-type="float">
            <text:p>500,59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" calcext:value-type="float">
            <text:p>10,000</text:p>
          </table:table-cell>
          <table:table-cell office:value-type="float" office:value="251606" calcext:value-type="float">
            <text:p>251,606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2 sourc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orker Threads</text:p>
          </table:table-cell>
          <table:table-cell office:value-type="string" calcext:value-type="string">
            <text:p>Mres/sec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6660" calcext:value-type="float">
            <text:p>4,306,66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69850" calcext:value-type="float">
            <text:p>4,369,85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93470" calcext:value-type="float">
            <text:p>3,693,47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66120" calcext:value-type="float">
            <text:p>3,066,1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3 sourcen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Worker Threads</text:p>
          </table:table-cell>
          <table:table-cell office:value-type="string" calcext:value-type="string">
            <text:p>Mres/sec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0450" calcext:value-type="float">
            <text:p>1,940,45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59180" calcext:value-type="float">
            <text:p>5,659,18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02380" calcext:value-type="float">
            <text:p>5,102,38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45900" calcext:value-type="float">
            <text:p>4,145,900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7:04:26.712736992</meta:creation-date>
    <meta:generator>LibreOffice/5.1.6.2$Linux_X86_64 LibreOffice_project/10m0$Build-2</meta:generator>
    <dc:date>2019-03-15T17:48:23.170589330</dc:date>
    <meta:editing-duration>PT43M54S</meta:editing-duration>
    <meta:editing-cycles>7</meta:editing-cycles>
    <meta:document-statistic meta:table-count="1" meta:cell-count="72" meta:object-count="0"/>
  </office:meta>
</office:document-meta>
</file>